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</office:automatic-styles>
  <office:body>
    <office:text>
      <text:p text:style-name="Title">Efficient Synchronization of Linux Memory Regions over a Network: A Comparative Study and Implementation (Notes)</text:p>
      <text:p text:style-name="Subtitle">A user-friendly approach to application-agnostic state synchronization</text:p>
      <text:p text:style-name="Author">Felicitas Pojtinger (Stuttgart Media University)</text:p>
      <text:p text:style-name="Date">2023-08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sorted-research-questions"/>Unsorted Research Questions<text:bookmark-end text:name="unsorted-research-questions"/></text:h>
      <text:h text:style-name="Heading_20_1" text:outline-level="1"><text:bookmark-start text:name="structure"/>Structure<text:bookmark-end text:name="structure"/></text:h>
      <text:list text:style-name="L1">
        <text:list-item>
          <text:p text:style-name="P1"><text:span text:style-name="T1">Introduction</text:span></text:p>
          <text:list text:style-name="L2">
            <text:list-item>
              <text:p text:style-name="P2">How does memory in Linux work? Paging, swap etc.</text:p>
            </text:list-item>
            <text:list-item>
              <text:p text:style-name="P2">Examining Linux’s memory management and relevant APIs</text:p>
            </text:list-item>
            <text:list-item>
              <text:p text:style-name="P2">An introduction to mmap and how we can use it to map a file into memory/a byte slice, the role of <text:span text:style-name="Source_Text">msync</text:span></text:p>
            </text:list-item>
            <text:list-item>
              <text:p text:style-name="P2">Concept: <text:span text:style-name="Source_Text">mmap</text:span> a memory region with MMAP_SHARED to track changes in a file</text:p>
            </text:list-item>
            <text:list-item>
              <text:p text:style-name="P2">Use cases for memory region synchronization (rough overview, esp. what is currently popular in the industry)</text:p>
            </text:list-item>
          </text:list>
        </text:list-item>
        <text:list-item>
          <text:p text:style-name="P1"><text:span text:style-name="T1">Synchronization Strategies</text:span></text:p>
          <text:list text:style-name="L3">
            <text:list-item>
              <text:p text:style-name="P3"><text:span text:style-name="T1">Implementing push-based memory sync by tracking changes to a </text:span><text:span text:style-name="Source_Text">mmap</text:span><text:span text:style-name="T1">ed slice with polled hashing of individual chunks</text:span>, why we can’t use <text:span text:style-name="Source_Text">inotify</text:span>, and the CPU-bound limitations of this approach</text:p>
              <text:list text:style-name="L4">
                <text:list-item>
                  <text:p text:style-name="P4">Detecting file changes: inotify; but <text:span text:style-name="Source_Text">mmap</text:span> does not generate WRITE events</text:p>
                </text:list-item>
                <text:list-item>
                  <text:p text:style-name="P4">Comparing hashes of local and remote <text:span text:style-name="Source_Text">mmap</text:span>ed regions</text:p>
                </text:list-item>
                <text:list-item>
                  <text:p text:style-name="P4">Evaluation of hashing algorithms</text:p>
                </text:list-item>
                <text:list-item>
                  <text:p text:style-name="P4">Introduction to delta synchronization (e.g., rsync)</text:p>
                </text:list-item>
                <text:list-item>
                  <text:p text:style-name="P4">Custom protocol for delta synchronization</text:p>
                </text:list-item>
                <text:list-item>
                  <text:p text:style-name="P4">CPU-bound bottlenecks</text:p>
                </text:list-item>
                <text:list-item>
                  <text:p text:style-name="P4">Multiplexing synchronization streams (central forwarding hub etc.)</text:p>
                </text:list-item>
                <text:list-item>
                  <text:p text:style-name="P4">Comparing hashes of local and remote <text:span text:style-name="Source_Text">mmap</text:span>ed regions</text:p>
                </text:list-item>
                <text:list-item>
                  <text:p text:style-name="P4">O_DIRECT vs <text:span text:style-name="Source_Text">mmap</text:span>, RAM vs Swap etc.</text:p>
                </text:list-item>
                <text:list-item>
                  <text:p text:style-name="P4">Function of <text:span text:style-name="Source_Text">msync</text:span>, lack of <text:span text:style-name="Source_Text">O_DIRECT</text:span> (and why it lacks this/doesn’t support it)</text:p>
                </text:list-item>
                <text:list-item>
                  <text:p text:style-name="P4">All clients need to be connected from the beginning; strong risk of inconsistencies</text:p>
                </text:list-item>
                <text:list-item>
                  <text:p text:style-name="P4">Performance of different hashing algorithms for detecting changes to a <text:span text:style-name="Source_Text">mmap</text:span>ed region</text:p>
                </text:list-item>
              </text:list>
            </text:list-item>
            <text:list-item>
              <text:p text:style-name="P3"><text:span text:style-name="T1">Implementing pull-based memory sync with </text:span><text:span text:style-name="Source_Text">userfaultfd</text:span><text:span text:style-name="T1">; and implementation and throughput limitations</text:span></text:p>
              <text:list text:style-name="L5">
                <text:list-item>
                  <text:p text:style-name="P5">Introduction to userfaultfd</text:p>
                </text:list-item>
                <text:list-item>
                  <text:p text:style-name="P5">Implementing userfaultfd handlers and registration in Go</text:p>
                </text:list-item>
                <text:list-item>
                  <text:p text:style-name="P5">The function of <text:span text:style-name="Source_Text">msync</text:span></text:p>
                </text:list-item>
                <text:list-item>
                  <text:p text:style-name="P5">Transferring sockets between processes</text:p>
                </text:list-item>
                <text:list-item>
                  <text:p text:style-name="P5">Performance assessment of this approach</text:p>
                </text:list-item>
                <text:list-item>
                  <text:p text:style-name="P5">Examples of handler and registration interfaces (byte slice, file, S3 object)</text:p>
                </text:list-item>
                <text:list-item>
                  <text:p text:style-name="P5">Performance assessment of this approach</text:p>
                </text:list-item>
                <text:list-item>
                  <text:p text:style-name="P5">Explanation of userfaultfd and its implementation</text:p>
                </text:list-item>
                <text:list-item>
                  <text:p text:style-name="P5">Description of userfaultfd handlers and registration in Go</text:p>
                </text:list-item>
                <text:list-item>
                  <text:p text:style-name="P5">I/O-bound bottlenecks</text:p>
                </text:list-item>
                <text:list-item>
                  <text:p text:style-name="P5">No option to pre-emptively pull data</text:p>
                </text:list-item>
                <text:list-item>
                  <text:p text:style-name="P5">userfaultfd is read-only</text:p>
                </text:list-item>
                <text:list-item>
                  <text:p text:style-name="P5">userfaultfd can only be used to fetch the first (missing) chunk, not subsequent ones</text:p>
                </text:list-item>
                <text:list-item>
                  <text:p text:style-name="P5">userfaultfd is limited to ~50MB/s of throughput</text:p>
                </text:list-item>
                <text:list-item>
                  <text:p text:style-name="P5">Biggest benefit of userfaultfd: It has minimal registration overhead &amp; latency</text:p>
                </text:list-item>
                <text:list-item>
                  <text:p text:style-name="P5">userfaultfd’s interface is just an io.ReaderAt, making it extremely simple to use</text:p>
                </text:list-item>
              </text:list>
            </text:list-item>
            <text:list-item>
              <text:p text:style-name="P3"><text:span text:style-name="T1">Implementing push-pull based memory sync with a FUSE</text:span>; limitations and complexity (citing STFS)</text:p>
              <text:list text:style-name="L6">
                <text:list-item>
                  <text:p text:style-name="P6">Intercepting writes to the <text:span text:style-name="Source_Text">mmap</text:span>ed region using a custom filesystem</text:p>
                </text:list-item>
                <text:list-item>
                  <text:p text:style-name="P6">Mounting the filesystem</text:p>
                </text:list-item>
                <text:list-item>
                  <text:p text:style-name="P6">Exploring methods for creating a new, custom Linux filesystem: FUSE, in the Kernel</text:p>
                </text:list-item>
                <text:list-item>
                  <text:p text:style-name="P6">Taking a look at STFS for how to implement this; tape-specific optimizations were possible, so we could also do this for files I presume</text:p>
                </text:list-item>
                <text:list-item>
                  <text:p text:style-name="P6">Why this approach is suboptimal (we need just one file, not a full filesystem)</text:p>
                </text:list-item>
              </text:list>
            </text:list-item>
            <text:list-item>
              <text:p text:style-name="P3"><text:span text:style-name="T1">Implementing push-pull based memory sync with NBD; implementation of go-nbd</text:span></text:p>
              <text:list text:style-name="L7">
                <text:list-item>
                  <text:p text:style-name="P7">Detailed analysis of the NBD protocol (client &amp; server)</text:p>
                </text:list-item>
                <text:list-item>
                  <text:p text:style-name="P7">Implementing the client and server in Go based on the protocol</text:p>
                </text:list-item>
                <text:list-item>
                  <text:p text:style-name="P7">Server backend interface and example implementations</text:p>
                </text:list-item>
                <text:list-item>
                  <text:p text:style-name="P7">Backends can use custom indexes to map linear media (e.g. tape drives) into memory by mapping the block device offset to a real, append-only record number and swapping it out for a new one when things get overwritten in the block device vs. FUSE, where its much more complicated/needs to be a full filesystem</text:p>
                </text:list-item>
                <text:list-item>
                  <text:p text:style-name="P7">Caching mechanism (mounting the fd with O_DIRECT vs. not)</text:p>
                </text:list-item>
                <text:list-item>
                  <text:p text:style-name="P7">Performance assessment of this approach</text:p>
                </text:list-item>
                <text:list-item>
                  <text:p text:style-name="P7">Project scope (why only the minimal protocol was implemented)</text:p>
                </text:list-item>
                <text:list-item>
                  <text:p text:style-name="P7">NBD protocol overview and limitations</text:p>
                </text:list-item>
                <text:list-item>
                  <text:p text:style-name="P7">NBD protocol phases</text:p>
                </text:list-item>
                <text:list-item>
                  <text:p text:style-name="P7">Minimal viable NBD protocol needs</text:p>
                </text:list-item>
                <text:list-item>
                  <text:p text:style-name="P7">Go NBD server implementation: Multiple clients, error handling</text:p>
                </text:list-item>
                <text:list-item>
                  <text:p text:style-name="P7">Go NBD client and server implementation: The kernel’s NBD client, CGo for <text:span text:style-name="Source_Text">ioctl</text:span> numbers</text:p>
                </text:list-item>
                <text:list-item>
                  <text:p text:style-name="P7">Finding unused NBD devices, detecting client availability (polling sysfs vs. udev; add benchmarks)</text:p>
                </text:list-item>
                <text:list-item>
                  <text:p text:style-name="P7">go-nbd pluggable backend API design/interface</text:p>
                </text:list-item>
                <text:list-item>
                  <text:p text:style-name="P7">go-nbd project scope &amp; keeping it maintainable, esp. vs other NBD implementations</text:p>
                </text:list-item>
                <text:list-item>
                  <text:p text:style-name="P7">Using <text:span text:style-name="Source_Text">ublk</text:span> instead of NBD in the future; should be much faster than NBD for concurrency/random-access as it supports</text:p>
                </text:list-item>
                <text:list-item>
                  <text:p text:style-name="P7">Using a BUSE as a NBD server (library/CGo limitations)</text:p>
                </text:list-item>
                <text:list-item>
                  <text:p text:style-name="P7">Extending the kernel with a new resource or a filesystem like FUSE, but actually in the kernel with a more efficient user-space protocol optimized for random access</text:p>
                </text:list-item>
              </text:list>
            </text:list-item>
            <text:list-item>
              <text:p text:style-name="P3"><text:span text:style-name="T1">Using NBD directly as a mount-based sync system with the direct mount API</text:span>; limitations with latency etc., and improvements with background pulls and pushes, different backends etc., the mount wire protocol, pull heuristics</text:p>
              <text:list text:style-name="L8">
                <text:list-item>
                  <text:p text:style-name="P8">Use cases</text:p>
                </text:list-item>
                <text:list-item>
                  <text:p text:style-name="P8">Path vs. file vs. slice mounts/migrations</text:p>
                </text:list-item>
                <text:list-item>
                  <text:p text:style-name="P8">Limitations and benefits of <text:span text:style-name="Source_Text">mmap</text:span> for accessing a mount vs. a file (concurrent reads/writes etc.)</text:p>
                </text:list-item>
                <text:list-item>
                  <text:p text:style-name="P8">Instead of <text:span text:style-name="Source_Text">mmap</text:span>ing the block device, formatting the block device with e.g. EXT4 and then <text:span text:style-name="Source_Text">mmap</text:span>ing a file on through that (would allow synchronization of multiple separate memory regions, e.g. multiple app states, over the network)</text:p>
                </text:list-item>
                <text:list-item>
                  <text:p text:style-name="P8">Discussion on mount protocol actors, phases and state machine</text:p>
                </text:list-item>
                <text:list-item>
                  <text:p text:style-name="P8">Managed mount protocol actors, phases, sequence and state machine</text:p>
                </text:list-item>
                <text:list-item>
                  <text:p text:style-name="P8">The asynchronous background push method (for mounts); how chunks are marked as dirty when they are being written to before the download has finished completely</text:p>
                </text:list-item>
                <text:list-item>
                  <text:p text:style-name="P8">Chunking system/non-aligned reads and writes, checking for correct chunking behavior</text:p>
                </text:list-item>
                <text:list-item>
                  <text:p text:style-name="P8">Making it unit testable; rwat pipeline</text:p>
                </text:list-item>
                <text:list-item>
                  <text:p text:style-name="P8">Local vs. remote chunking</text:p>
                </text:list-item>
                <text:list-item>
                  <text:p text:style-name="P8">Pull priority function/heuristic: Benchmarks when accessing from end of file to start vs. other way around, latency vs. throughput changes with/without heuristic, using LLMs etc. to analyze access patterns with <text:span text:style-name="Source_Text">pullWorkers: 0</text:span> and then generating an automatic pull heuristic</text:p>
                </text:list-item>
                <text:list-item>
                  <text:p text:style-name="P8">Usage of the r3map’s API vs. e.g. “Remote regions” paper</text:p>
                </text:list-item>
                <text:list-item>
                  <text:p text:style-name="P8">Using Rust for a future implementation; esp. to prevent <text:span text:style-name="Source_Text">mmap</text:span> blocks from being scanned by the garbage collector</text:p>
                </text:list-item>
              </text:list>
            </text:list-item>
            <text:list-item>
              <text:p text:style-name="P3"><text:span text:style-name="T1">Taking inspiration from VM live migration and adding a migration system</text:span> for memory sync, two-phase commit, the sync wire protocol, minimum acceptable downtime as the metric to optimize for</text:p>
              <text:list text:style-name="L9">
                <text:list-item>
                  <text:p text:style-name="P9">Use cases</text:p>
                </text:list-item>
                <text:list-item>
                  <text:p text:style-name="P9">Discussion on migration protocol actors, phases and state machine</text:p>
                </text:list-item>
                <text:list-item>
                  <text:p text:style-name="P9">Migration protocol actors, phases and state machine</text:p>
                </text:list-item>
                <text:list-item>
                  <text:p text:style-name="P9">Examination of P2P vs. relay systems/hub and spoke systems</text:p>
                </text:list-item>
                <text:list-item>
                  <text:p text:style-name="P9">Preemptive pulls and parallelized startups (n MB saved)</text:p>
                </text:list-item>
                <text:list-item>
                  <text:p text:style-name="P9">Background pulling system and interface (rwat), % of availability</text:p>
                </text:list-item>
                <text:list-item>
                  <text:p text:style-name="P9">Migration API lifecycle &amp; the role of lockable rwats</text:p>
                </text:list-item>
                <text:list-item>
                  <text:p text:style-name="P9">Minimum acceptable downtime</text:p>
                </text:list-item>
                <text:list-item>
                  <text:p text:style-name="P9">Concurrent access/consistency guarantees for mounts vs. migrations etc. - <text:span text:style-name="Source_Text">Track()</text:span>, why we can’t modify a mount’s source</text:p>
                </text:list-item>
                <text:list-item>
                  <text:p text:style-name="P9">When to best <text:span text:style-name="Source_Text">Finalize()</text:span> a migration; analyzing app usage patterns?</text:p>
                </text:list-item>
              </text:list>
            </text:list-item>
            <text:list-item>
              <text:p text:style-name="P3"><text:span text:style-name="T1">Optimizing the Mount and Migration Implementations</text:span></text:p>
              <text:list text:style-name="L10">
                <text:list-item>
                  <text:p text:style-name="P10">Encryption of regions and the wire protocol, authn, DoS vulnerabilities without max size</text:p>
                </text:list-item>
                <text:list-item>
                  <text:p text:style-name="P10">Criticality/critical phases in protocols (e.g. recovering from a network outage in mount vs. migration, finalization step can’t be aborted etc.)</text:p>
                </text:list-item>
                <text:list-item>
                  <text:p text:style-name="P10">Performance tuning parameters (chunk size, push/pull workers)</text:p>
                </text:list-item>
                <text:list-item>
                  <text:p text:style-name="P10">Backend implementations: File, memory, directory, dudirekta, gRPC, fRPC, Redis, S3, Cassandra (a section for each)</text:p>
                </text:list-item>
                <text:list-item>
                  <text:p text:style-name="P10">Transport layers: Dudirekta, gRPC, fRPC (esp. benefits and problems with concurrent RPCs, connection pooling like with dRPC, benchmarks with latency and throughput etc.)</text:p>
                </text:list-item>
                <text:list-item>
                  <text:p text:style-name="P10">Usage of QUIC, UDP and other protocols for skipping on RTT to improve minimal latency</text:p>
                </text:list-item>
                <text:list-item>
                  <text:p text:style-name="P10">Examination of different transport layers and their implications on performance and concurrency</text:p>
                </text:list-item>
                <text:list-item>
                  <text:p text:style-name="P10">Discuss potential effects of high latency, slow local disks or RAM on different pull methods</text:p>
                </text:list-item>
                <text:list-item>
                  <text:p text:style-name="P10">Effects of slow local disks or RAM on pull methods</text:p>
                </text:list-item>
                <text:list-item>
                  <text:p text:style-name="P10">Comparing options in terms of ease of implementation, CPU load, and network traffic</text:p>
                </text:list-item>
                <text:list-item>
                  <text:p text:style-name="P10">Effects of high latency on different pull methods (esp. direct vs. managed)</text:p>
                </text:list-item>
                <text:list-item>
                  <text:p text:style-name="P10">Performance tuning parameters (chunk size, push/pull workers)</text:p>
                </text:list-item>
                <text:list-item>
                  <text:p text:style-name="P10">P2P vs. relay systems/hub and spoke systems</text:p>
                </text:list-item>
              </text:list>
            </text:list-item>
          </text:list>
        </text:list-item>
        <text:list-item>
          <text:p text:style-name="P1"><text:span text:style-name="T1">Case Studies</text:span></text:p>
          <text:list text:style-name="L11">
            <text:list-item>
              <text:p text:style-name="P11">Mount backend API vs. seeder API</text:p>
            </text:list-item>
            <text:list-item>
              <text:p text:style-name="P11">Use cases: Direct Mount vs. Managed Mount vs. Migration</text:p>
            </text:list-item>
            <text:list-item>
              <text:p text:style-name="P11">Use cases, case studies and comparison of approaches, finding the one that is right for each one, and showing an implementation for each, benchmarks, performance tuning</text:p>
            </text:list-item>
            <text:list-item>
              <text:p text:style-name="P11">Identifying the optimal solution for specific use cases: data change frequency, kernel/OS compatibility, etc.</text:p>
            </text:list-item>
            <text:list-item>
              <text:p text:style-name="P11">Tapisk as an example of using the mount APIs for a filesystem, esp. one with very low read/write speeds and high latency; esp. with support for writebacks in the future, and comparing this to STFS which was a FUSE instead of a block device</text:p>
            </text:list-item>
            <text:list-item>
              <text:p text:style-name="P11"><text:span text:style-name="Source_Text">ram-dl</text:span> as an example of using a remote backend to provide more RAM/Swap</text:p>
            </text:list-item>
            <text:list-item>
              <text:p text:style-name="P11">Migrating app state (e.g. a TODO list) between two hosts in a universal (byte-slice/by using the underlying memory) manner, integration with existing app migration systems</text:p>
            </text:list-item>
            <text:list-item>
              <text:p text:style-name="P11">Mounting remote filesystems and combining the benefits of traditional FUSE-based mounts (e.g. s3-fuse) with Google Drive/Nextcloud-style synchronization</text:p>
            </text:list-item>
            <text:list-item>
              <text:p text:style-name="P11">Using mounts for SQLite etc. database access without having to use range requests</text:p>
            </text:list-item>
            <text:list-item>
              <text:p text:style-name="P11">Streaming video using formats that usually don’t support streaming, e.g. MP4, where an index is required</text:p>
            </text:list-item>
            <text:list-item>
              <text:p text:style-name="P11">Improving game download speeds by mounting the remote assets with managed mounts, using a pull heuristic that defines typical access patterns, e.g. by levels (making the game immediately playable)</text:p>
            </text:list-item>
            <text:list-item>
              <text:p text:style-name="P11">Executing remote binaries or scripts that don’t need to be scanned first without fully downloading them</text:p>
            </text:list-item>
          </text:list>
        </text:list-item>
        <text:list-item>
          <text:p text:style-name="P1"><text:span text:style-name="T1">Conclusion</text:span></text:p>
          <text:list text:style-name="L12">
            <text:list-item>
              <text:p text:style-name="P12">Conclusion with a summary of the different approaches, further research recommendations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Efficient Synchronization of Linux Memory Regions over a Network: A Comparative Study and Implementation (Notes)</dc:title>
    <dc:description/>
    <dc:subject>Efficient Synchronization of Linux Memory Regions over a Network: A Comparative Study and Implementation (Notes)</dc:subject>
    <meta:keyword>linux memory management, userfaultfd, mmap, inotify, hash-based change detection, delta synchronization, msync, custom filesystem, nbd protocol, performance evaluation</meta:keyword>
    <dc:language>en-US</dc:language>
    <meta:initial-creator>Felicitas Pojtinger (Stuttgart Media University)</meta:initial-creator>
    <dc:creator>Felicitas Pojtinger (Stuttgart Media University)</dc:creator>
    <meta:creation-date>2023-07-03T13:45:18Z</meta:creation-date>
    <dc:date>2023-07-03T13:45:18Z</dc:date>
    <meta:user-defined meta:name="date" meta:value-type="string">2023-08-04</meta:user-defined>
    <meta:user-defined meta:name="linkcolor" meta:value-type="string">blue</meta:user-defined>
    <meta:user-defined meta:name="subtitle" meta:value-type="string">A user-friendly approach to application-agnostic state synchronization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